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b6e2" officeooo:paragraph-rsid="0009b6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token: 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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3T01:04:56.288668935</meta:creation-date>
    <dc:date>2022-11-03T01:05:12.858860058</dc:date>
    <meta:editing-duration>PT19S</meta:editing-duration>
    <meta:editing-cycles>1</meta:editing-cycles>
    <meta:document-statistic meta:table-count="0" meta:image-count="0" meta:object-count="0" meta:page-count="1" meta:paragraph-count="1" meta:word-count="3" meta:character-count="51" meta:non-whitespace-character-count="49"/>
    <meta:generator>LibreOffice/6.4.7.2$Linux_X86_64 LibreOffice_project/40$Build-2</meta:generator>
  </office:meta>
</office:document-meta>
</file>